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60000021F5F0793CEB8B6872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Heading">
      <style:paragraph-properties fo:text-align="center" style:justify-single-word="false"/>
      <style:text-properties officeooo:rsid="001ec2ad" officeooo:paragraph-rsid="001ec2ad"/>
    </style:style>
    <style:style style:name="P6" style:family="paragraph" style:parent-style-name="Heading_20_1">
      <style:text-properties officeooo:paragraph-rsid="001e7610"/>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Heading">
      <style:paragraph-properties fo:text-align="center" style:justify-single-word="false"/>
      <style:text-properties officeooo:paragraph-rsid="00211142"/>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T1" style:family="text">
      <style:text-properties fo:font-size="22pt" style:font-size-asian="22pt" style:font-size-complex="22pt"/>
    </style:style>
    <style:style style:name="T2" style:family="text">
      <style:text-properties fo:font-size="22pt" officeooo:rsid="001e7610" style:font-size-asian="22pt" style:font-size-complex="22pt"/>
    </style:style>
    <style:style style:name="T3" style:family="text">
      <style:text-properties fo:font-size="16pt" style:font-size-asian="16pt" style:font-size-complex="16pt"/>
    </style:style>
    <style:style style:name="T4" style:family="text">
      <style:text-properties fo:font-size="16pt" officeooo:rsid="001e7610" style:font-size-asian="16pt" style:font-size-complex="16pt"/>
    </style:style>
    <style:style style:name="T5" style:family="text">
      <style:text-properties fo:font-size="14pt" style:font-size-asian="14pt" style:font-size-complex="14pt"/>
    </style:style>
    <style:style style:name="T6" style:family="text">
      <style:text-properties officeooo:rsid="001feac6"/>
    </style:style>
    <style:style style:name="T7" style:family="text">
      <style:text-properties officeooo:rsid="002111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text:span text:style-name="T7">BLOQUE G.- TECNOLOGÍAS SOSTENIBLES</text:span></text:p>
            <text:p text:style-name="Contents_20_Heading"><draw:frame draw:style-name="fr1" draw:name="Imagen1" text:anchor-type="char" svg:x="0.344cm" svg:y="0.108cm" svg:width="16.376cm" svg:height="9.204cm" draw:z-index="0"><draw:image xlink:href="Pictures/10000001000003C60000021F5F0793CEB8B6872A.png" xlink:type="simple" xlink:show="embed" xlink:actuate="onLoad" draw:mime-type="image/png"/></draw:frame>Sumario</text:p>
          </text:index-title>
          <text:p text:style-name="P2"><text:a xlink:type="simple" xlink:href="#__RefHeading___Toc411_628110257" text:style-name="Index_20_Link" text:visited-style-name="Index_20_Link">BLOQUE G TECNOLOGÍAS SOSTENIBLES<text:tab/>1</text:a></text:p>
          <text:p text:style-name="P2"><text:a xlink:type="simple" xlink:href="#__RefHeading___Toc413_628110257" text:style-name="Index_20_Link" text:visited-style-name="Index_20_Link">1.- TECNOLOGÍAS DE FABRICACIÓN SOSTENIBLES<text:tab/>1</text:a></text:p>
          <text:p text:style-name="P3"><text:a xlink:type="simple" xlink:href="#__RefHeading___Toc415_628110257" text:style-name="Index_20_Link" text:visited-style-name="Index_20_Link">a) Concepto y objetivos<text:tab/>2</text:a></text:p>
          <text:p text:style-name="P3"><text:a xlink:type="simple" xlink:href="#__RefHeading___Toc417_628110257" text:style-name="Index_20_Link" text:visited-style-name="Index_20_Link">b) La triple sostenibilidad<text:tab/>2</text:a></text:p>
          <text:p text:style-name="P3"><text:a xlink:type="simple" xlink:href="#__RefHeading___Toc419_628110257" text:style-name="Index_20_Link" text:visited-style-name="Index_20_Link">c) Tecnologías de fabricación sostenibles más destacadas<text:tab/>2</text:a></text:p>
          <text:p text:style-name="P3"><text:a xlink:type="simple" xlink:href="#__RefHeading___Toc421_628110257" text:style-name="Index_20_Link" text:visited-style-name="Index_20_Link">d) Ingeniería sostenible<text:tab/>3</text:a></text:p>
          <text:p text:style-name="P3"><text:a xlink:type="simple" xlink:href="#__RefHeading___Toc423_628110257" text:style-name="Index_20_Link" text:visited-style-name="Index_20_Link">e) Eficiencia energética de los materiales<text:tab/>4</text:a></text:p>
          <text:p text:style-name="P3"><text:a xlink:type="simple" xlink:href="#__RefHeading___Toc425_628110257" text:style-name="Index_20_Link" text:visited-style-name="Index_20_Link">f) Economía circular<text:tab/>5</text:a></text:p>
          <text:p text:style-name="P2"><text:a xlink:type="simple" xlink:href="#__RefHeading___Toc427_628110257" text:style-name="Index_20_Link" text:visited-style-name="Index_20_Link">2. – GESTIÓN DE LOS RESIDUOS<text:tab/>7</text:a></text:p>
          <text:p text:style-name="P3"><text:a xlink:type="simple" xlink:href="#__RefHeading___Toc429_628110257" text:style-name="Index_20_Link" text:visited-style-name="Index_20_Link">a) Residuos sólidos urbanos (RSU)<text:tab/>7</text:a></text:p>
          <text:p text:style-name="P4"><text:a xlink:type="simple" xlink:href="#__RefHeading___Toc431_628110257" text:style-name="Index_20_Link" text:visited-style-name="Index_20_Link">a.1) Vertedero controlado<text:tab/>7</text:a></text:p>
          <text:p text:style-name="P4"><text:a xlink:type="simple" xlink:href="#__RefHeading___Toc433_628110257" text:style-name="Index_20_Link" text:visited-style-name="Index_20_Link">a.2) Incineración<text:tab/>8</text:a></text:p>
          <text:p text:style-name="P4"><text:a xlink:type="simple" xlink:href="#__RefHeading___Toc435_628110257" text:style-name="Index_20_Link" text:visited-style-name="Index_20_Link">a.3) Producción y aprovechamiento del metano (biogás)<text:tab/>8</text:a></text:p>
          <text:p text:style-name="P4"><text:a xlink:type="simple" xlink:href="#__RefHeading___Toc437_628110257" text:style-name="Index_20_Link" text:visited-style-name="Index_20_Link">a.4) Compostaje<text:tab/>8</text:a></text:p>
          <text:p text:style-name="P4"><text:a xlink:type="simple" xlink:href="#__RefHeading___Toc439_628110257" text:style-name="Index_20_Link" text:visited-style-name="Index_20_Link">a.5) Técnicas de separación y clasificación<text:tab/>8</text:a></text:p>
          <text:p text:style-name="P4"><text:a xlink:type="simple" xlink:href="#__RefHeading___Toc441_628110257" text:style-name="Index_20_Link" text:visited-style-name="Index_20_Link">a.6) Reciclaje<text:tab/>9</text:a></text:p>
          <text:p text:style-name="P3"><text:a xlink:type="simple" xlink:href="#__RefHeading___Toc443_628110257" text:style-name="Index_20_Link" text:visited-style-name="Index_20_Link">b) Residuos tóxicos y peligrosos (RTP)<text:tab/>9</text:a></text:p>
          <text:p text:style-name="P3"><text:a xlink:type="simple" xlink:href="#__RefHeading___Toc445_628110257" text:style-name="Index_20_Link" text:visited-style-name="Index_20_Link">c) Jerarquía europea de gestión de residuos<text:tab/>9</text:a></text:p>
          <text:p text:style-name="P3"><text:a xlink:type="simple" xlink:href="#__RefHeading___Toc447_628110257" text:style-name="Index_20_Link" text:visited-style-name="Index_20_Link">d) Importancia de la gestión responsable<text:tab/>10</text:a></text:p>
          <text:p text:style-name="P2"><text:a xlink:type="simple" xlink:href="#__RefHeading___Toc449_628110257" text:style-name="Index_20_Link" text:visited-style-name="Index_20_Link">3.- EVALUACIÓN DEL IMPACTO AMBIENTAL<text:tab/>11</text:a></text:p>
          <text:p text:style-name="P3"><text:a xlink:type="simple" xlink:href="#__RefHeading___Toc451_628110257" text:style-name="Index_20_Link" text:visited-style-name="Index_20_Link">a) Objetivos y principios<text:tab/>11</text:a></text:p>
          <text:p text:style-name="P3"><text:a xlink:type="simple" xlink:href="#__RefHeading___Toc453_628110257" text:style-name="Index_20_Link" text:visited-style-name="Index_20_Link">b) Fases del proceso de Evaluación del Impacto Ambiental<text:tab/>11</text:a></text:p>
          <text:p text:style-name="P4"><text:a xlink:type="simple" xlink:href="#__RefHeading___Toc455_628110257" text:style-name="Index_20_Link" text:visited-style-name="Index_20_Link">1. Elaboración del Estudio de Impacto Ambiental (EsIA)<text:tab/>11</text:a></text:p>
          <text:p text:style-name="P4"><text:a xlink:type="simple" xlink:href="#__RefHeading___Toc457_628110257" text:style-name="Index_20_Link" text:visited-style-name="Index_20_Link">2. Información pública y consultas<text:tab/>12</text:a></text:p>
          <text:p text:style-name="P4"><text:a xlink:type="simple" xlink:href="#__RefHeading___Toc459_628110257" text:style-name="Index_20_Link" text:visited-style-name="Index_20_Link">3. Declaración de Impacto Ambiental (DIA)<text:tab/>12</text:a></text:p>
          <text:p text:style-name="P3"><text:a xlink:type="simple" xlink:href="#__RefHeading___Toc461_628110257" text:style-name="Index_20_Link" text:visited-style-name="Index_20_Link">c) Medidas preventivas, correctoras y compensatorias<text:tab/>12</text:a></text:p>
          <text:p text:style-name="P3"><text:a xlink:type="simple" xlink:href="#__RefHeading___Toc463_628110257" text:style-name="Index_20_Link" text:visited-style-name="Index_20_Link">d) Importancia de la Evaluación Ambiental<text:tab/>13</text:a></text:p>
        </text:index-body>
      </text:table-of-content>
      <text:h text:style-name="Heading_20_1" text:outline-level="1"><text:bookmark-start text:name="__RefHeading___Toc411_628110257"/><text:soft-page-break/><text:span text:style-name="Strong_20_Emphasis"><text:span text:style-name="T2">BLOQUE G</text:span></text:span><text:span text:style-name="Strong_20_Emphasis"><text:span text:style-name="T1"> TECNOLOGÍAS <text:s/>SOSTENIBLES</text:span></text:span><text:bookmark-end text:name="__RefHeading___Toc411_628110257"/></text:h>
      <text:h text:style-name="P6" text:outline-level="1"><text:bookmark-start text:name="__RefHeading___Toc413_628110257"/><text:span text:style-name="Strong_20_Emphasis"><text:span text:style-name="T4">1.- </text:span></text:span><text:span text:style-name="Strong_20_Emphasis"><text:span text:style-name="T3">TECNOLOGÍAS DE FABRICACIÓN SOSTENIBLES</text:span></text:span><text:bookmark-end text:name="__RefHeading___Toc413_628110257"/></text:h>
      <text:p text:style-name="Text_20_body">La tecnología sostenible busca conseguir que los productos que fabricamos y utilizamos cubran una necesidad real de las personas, causando el menor impacto posible sobre el medio ambiente y la sociedad.<text:line-break/>No se trata solo de producir más, sino de producir mejor: con menos energía, menos materias primas y menos contaminación en todas las fases del ciclo de vida del producto —extracción de materiales, fabricación, uso y gestión al final de su vida útil—.</text:p>
      <text:p text:style-name="Text_20_body">En la actualidad, el sector industrial se enfrenta a un reto doble: por un lado, mantener la competitividad y la calidad de los productos; por otro, reducir el impacto ambiental derivado de la producción masiva y del consumo creciente de recursos naturales.<text:line-break/>Por ello, el desarrollo tecnológico debe orientarse hacia una <text:span text:style-name="Strong_20_Emphasis">producción más limpia, eficiente y sostenible</text:span>, en la que se integren los principios del ahorro energético, la reducción de residuos y la protección del entorno.</text:p>
      <text:h text:style-name="Heading_20_2" text:outline-level="2"><text:bookmark-start text:name="__RefHeading___Toc415_628110257"/><text:span text:style-name="Strong_20_Emphasis"><text:span text:style-name="T5">a) Concepto y objetivos</text:span></text:span><text:bookmark-end text:name="__RefHeading___Toc415_628110257"/></text:h>
      <text:p text:style-name="Text_20_body">Las <text:span text:style-name="Strong_20_Emphasis">tecnologías de fabricación sostenibles</text:span> se basan en prácticas, métodos y procesos que permiten producir bienes de forma más eficiente, reduciendo el impacto sobre el medio ambiente y favoreciendo un uso racional de los recursos.</text:p>
      <text:p text:style-name="Text_20_body">Sus objetivos fundamentales son:</text:p>
      <text:list text:style-name="L1">
        <text:list-item>
          <text:p text:style-name="P12">Minimizar el consumo de materias primas y energía.</text:p>
        </text:list-item>
        <text:list-item>
          <text:p text:style-name="P12">Reducir las emisiones de contaminantes a la atmósfera, el agua y el suelo.</text:p>
        </text:list-item>
        <text:list-item>
          <text:p text:style-name="P12">Disminuir la cantidad de residuos generados.</text:p>
        </text:list-item>
        <text:list-item>
          <text:p text:style-name="P12">Aumentar la durabilidad y la capacidad de reciclaje de los productos.</text:p>
        </text:list-item>
        <text:list-item>
          <text:p text:style-name="P12">Promover la innovación mediante el diseño ecológico o <text:span text:style-name="Emphasis">ecodiseño</text:span>.</text:p>
        </text:list-item>
        <text:list-item>
          <text:p text:style-name="P12">Fomentar una economía baja en carbono basada en energías renovables.</text:p>
        </text:list-item>
      </text:list>
      <text:p text:style-name="Text_20_body">En resumen, se trata de <text:span text:style-name="Strong_20_Emphasis">producir más con menos</text:span>, garantizando que la actividad industrial sea compatible con la protección del medio ambiente y con el bienestar de las generaciones futuras.</text:p>
      <text:h text:style-name="Heading_20_2" text:outline-level="2"><text:bookmark-start text:name="__RefHeading___Toc417_628110257"/><text:span text:style-name="Strong_20_Emphasis"><text:span text:style-name="T5">b) La triple sostenibilidad</text:span></text:span><text:bookmark-end text:name="__RefHeading___Toc417_628110257"/></text:h>
      <text:p text:style-name="Text_20_body">El desarrollo sostenible descansa sobre tres pilares fundamentales que deben mantenerse en equilibrio:</text:p>
      <text:list text:style-name="L2">
        <text:list-item>
          <text:p text:style-name="P13"><text:span text:style-name="Strong_20_Emphasis">Sostenibilidad ambiental:</text:span> reducir la contaminación, conservar la biodiversidad y aprovechar de forma eficiente los recursos naturales.</text:p>
        </text:list-item>
        <text:list-item>
          <text:p text:style-name="P13"><text:span text:style-name="Strong_20_Emphasis">Sostenibilidad social:</text:span> promover el bienestar, la seguridad y la equidad en las comunidades afectadas por las actividades productivas.</text:p>
        </text:list-item>
        <text:list-item>
          <text:p text:style-name="P13"><text:soft-page-break/><text:span text:style-name="Strong_20_Emphasis">Sostenibilidad económica:</text:span> buscar la rentabilidad y la viabilidad de las empresas a largo plazo, evitando los modelos de crecimiento insostenible.</text:p>
        </text:list-item>
      </text:list>
      <text:p text:style-name="Text_20_body">La combinación de estos tres pilares constituye la <text:span text:style-name="Strong_20_Emphasis">triple sostenibilidad</text:span>, principio que guía la ingeniería y la producción moderna hacia una gestión integral y equilibrada.</text:p>
      <text:h text:style-name="Heading_20_2" text:outline-level="2"><text:bookmark-start text:name="__RefHeading___Toc419_628110257"/><text:span text:style-name="Strong_20_Emphasis">c) Tecnologías de fabricación sostenibles más destacadas</text:span><text:bookmark-end text:name="__RefHeading___Toc419_628110257"/></text:h>
      <text:p text:style-name="Text_20_body">Existen múltiples tecnologías que contribuyen a una producción más limpia y responsable. Entre las más relevantes destacan las siguientes:</text:p>
      <text:list text:style-name="L3">
        <text:list-item>
          <text:p text:style-name="P14"><text:span text:style-name="Strong_20_Emphasis">Fabricación aditiva (impresión 3D):</text:span><text:line-break/>Permite crear objetos tridimensionales mediante la superposición de capas de material, reduciendo el desperdicio, ya que solo se utiliza la cantidad necesaria. Además, facilita la producción localizada, disminuyendo costes de transporte y emisiones asociadas.</text:p>
        </text:list-item>
        <text:list-item>
          <text:p text:style-name="P14"><text:span text:style-name="Strong_20_Emphasis">Automatización y robótica:</text:span><text:line-break/>Han revolucionado los procesos de producción al aumentar la precisión y reducir el consumo energético. Minimiza los errores humanos y optimiza el uso de recursos, lo que contribuye a una fabricación más limpia y rentable.</text:p>
        </text:list-item>
        <text:list-item>
          <text:p text:style-name="P14"><text:span text:style-name="Strong_20_Emphasis">Nuevas tecnologías (IA, </text:span><text:span text:style-name="Strong_20_Emphasis"><text:span text:style-name="Emphasis">machine learning</text:span></text:span><text:span text:style-name="Strong_20_Emphasis">, </text:span><text:span text:style-name="Strong_20_Emphasis"><text:span text:style-name="Emphasis">big data</text:span></text:span><text:span text:style-name="Strong_20_Emphasis">):</text:span><text:line-break/>La inteligencia artificial y el aprendizaje automático permiten predecir fallos, optimizar consumos energéticos y tomar decisiones más eficientes. El análisis de grandes volúmenes de datos (<text:span text:style-name="Emphasis">big data</text:span>) ayuda a planificar mejor los recursos y reducir el impacto ambiental.</text:p>
        </text:list-item>
        <text:list-item>
          <text:p text:style-name="P14"><text:span text:style-name="Strong_20_Emphasis">Reciclaje y reutilización:</text:span><text:line-break/>La recuperación de materiales dentro del propio proceso de fabricación reduce la demanda de materias primas y fomenta una <text:span text:style-name="Strong_20_Emphasis">economía circular</text:span>, en la que los productos y materiales se reutilizan de manera continua.</text:p>
        </text:list-item>
        <text:list-item>
          <text:p text:style-name="P14"><text:span text:style-name="Strong_20_Emphasis">Energías renovables:</text:span><text:line-break/>Integrar fuentes como la solar, eólica, hidráulica o biomasa en la industria disminuye la dependencia de combustibles fósiles y reduce las emisiones de gases de efecto invernadero.</text:p>
        </text:list-item>
        <text:list-item>
          <text:p text:style-name="P14"><text:span text:style-name="Strong_20_Emphasis">Diseño para el medio ambiente (DfE):</text:span><text:line-break/>Consiste en crear productos considerando todo su ciclo de vida, desde la elección de materiales hasta su eliminación. Favorece el uso de materiales reciclables, fáciles de desmontar y de bajo impacto ambiental.</text:p>
        </text:list-item>
        <text:list-item>
          <text:p text:style-name="P14"><text:span text:style-name="Strong_20_Emphasis">Fabricación inteligente (Industria 4.0):</text:span><text:line-break/>Combina sensores, sistemas ciberfísicos e Internet de las Cosas (IoT) para mejorar la eficiencia de las líneas de producción. Permite un control continuo del consumo energético y la trazabilidad de los materiales.</text:p>
        </text:list-item>
        <text:list-item>
          <text:p text:style-name="P14"><text:span text:style-name="Strong_20_Emphasis">Tecnologías limpias de tratamiento de aguas y emisiones:</text:span><text:line-break/>Utilizan filtración avanzada, depuración biológica y captadores de partículas o gases para evitar la contaminación del entorno durante los procesos industriales.</text:p>
        </text:list-item>
        <text:list-item>
          <text:p text:style-name="P14"><text:soft-page-break/><text:span text:style-name="Strong_20_Emphasis">Uso de materiales ecológicos o reciclados:</text:span><text:line-break/>Sustituir plásticos convencionales por bioplásticos o materiales de base vegetal, emplear metales reciclados o compuestos biodegradables contribuye a reducir la huella ambiental.</text:p>
        </text:list-item>
      </text:list>
      <text:h text:style-name="Heading_20_2" text:outline-level="2"><text:bookmark-start text:name="__RefHeading___Toc421_628110257"/><text:span text:style-name="Strong_20_Emphasis">d) Ingeniería sostenible</text:span><text:bookmark-end text:name="__RefHeading___Toc421_628110257"/></text:h>
      <text:p text:style-name="Text_20_body">La <text:span text:style-name="Strong_20_Emphasis">ingeniería sostenible</text:span> aplica los principios de sostenibilidad al diseño, construcción y operación de productos, procesos y sistemas industriales. Este enfoque integra simultáneamente las tres dimensiones de la triple sostenibilidad: ambiental, social y económica.</text:p>
      <text:p text:style-name="Text_20_body">Un proyecto verdaderamente sostenible debe ser:</text:p>
      <text:list text:style-name="L4">
        <text:list-item>
          <text:p text:style-name="P15"><text:span text:style-name="Strong_20_Emphasis">Viable técnicamente:</text:span> debe cumplir su función de manera eficiente y segura.</text:p>
        </text:list-item>
        <text:list-item>
          <text:p text:style-name="P15"><text:span text:style-name="Strong_20_Emphasis">Rentable económicamente:</text:span> debe mantenerse a largo plazo sin generar pérdidas.</text:p>
        </text:list-item>
        <text:list-item>
          <text:p text:style-name="P15"><text:span text:style-name="Strong_20_Emphasis">Respetuoso ambiental y socialmente:</text:span> debe reducir emisiones, residuos y riesgos para las personas y el entorno.</text:p>
        </text:list-item>
      </text:list>
      <text:p text:style-name="Text_20_body">La ingeniería sostenible tiene en cuenta todo el <text:span text:style-name="Strong_20_Emphasis">ciclo de vida del producto</text:span>. Desde el diseño inicial se toman decisiones que condicionan su impacto ambiental posterior: materiales empleados, energía utilizada, facilidad de desmontaje y reciclaje, generación de residuos o eficiencia durante el uso.</text:p>
      <text:p text:style-name="Text_20_body">Entre las estrategias más aplicadas destacan:</text:p>
      <text:list text:style-name="L5">
        <text:list-item>
          <text:p text:style-name="P16">Empleo de materiales reciclados o reciclables.</text:p>
        </text:list-item>
        <text:list-item>
          <text:p text:style-name="P16">Reducción del consumo energético en fabricación y transporte.</text:p>
        </text:list-item>
        <text:list-item>
          <text:p text:style-name="P16">Uso de energías renovables.</text:p>
        </text:list-item>
        <text:list-item>
          <text:p text:style-name="P16">Diseño modular para facilitar reparación y mantenimiento.</text:p>
        </text:list-item>
        <text:list-item>
          <text:p text:style-name="P16">Fabricación limpia y control de residuos.</text:p>
        </text:list-item>
      </text:list>
      <text:p text:style-name="Text_20_body">El <text:span text:style-name="Strong_20_Emphasis">ecodiseño</text:span> es una aplicación concreta de la ingeniería sostenible que busca minimizar el impacto ambiental de los productos desde su concepción.</text:p>
      <text:p text:style-name="Text_20_body">En definitiva, la ingeniería sostenible no se limita a resolver problemas técnicos: busca soluciones viables, justas y respetuosas con el medio ambiente, aplicando el conocimiento científico y tecnológico de forma responsable.</text:p>
      <text:h text:style-name="Heading_20_2" text:outline-level="2"><text:bookmark-start text:name="__RefHeading___Toc423_628110257"/><text:span text:style-name="Strong_20_Emphasis">e) Eficiencia energética de los materiales</text:span><text:bookmark-end text:name="__RefHeading___Toc423_628110257"/></text:h>
      <text:p text:style-name="Text_20_body">La <text:span text:style-name="Strong_20_Emphasis">eficiencia energética</text:span> de un material representa la cantidad de energía necesaria para su extracción, transformación, uso y reciclado. Cuanto menor sea esa cantidad, más sostenible será el material.</text:p>
      <text:p text:style-name="Text_20_body">Esta energía total consumida se denomina <text:span text:style-name="Strong_20_Emphasis">energía incorporada o huella energética</text:span>, y depende tanto del tipo de material como de los procesos tecnológicos empleados.</text:p>
      <text:p text:style-name="Text_20_body">Los factores que más influyen en la eficiencia energética de los materiales son:</text:p>
      <text:list text:style-name="L6">
        <text:list-item>
          <text:p text:style-name="P17"><text:soft-page-break/><text:span text:style-name="Strong_20_Emphasis">Materias primas utilizadas.</text:span><text:line-break/>Los materiales naturales o reciclados suelen requerir menos energía que los obtenidos a partir de minerales o procesos químicos intensivos.</text:p>
        </text:list-item>
        <text:list-item>
          <text:p text:style-name="P17"><text:span text:style-name="Strong_20_Emphasis">Procesos de fabricación.</text:span><text:line-break/>Algunos procesos industriales, como la fundición o el laminado, consumen grandes cantidades de energía térmica y eléctrica. Las tecnologías más eficientes buscan reducir la temperatura de trabajo, aprovechar el calor residual y disminuir las pérdidas.</text:p>
        </text:list-item>
        <text:list-item>
          <text:p text:style-name="P17"><text:span text:style-name="Strong_20_Emphasis">Propiedades físicas y mecánicas.</text:span><text:line-break/>Los materiales ligeros y resistentes permiten fabricar estructuras más duraderas y con menor consumo de energía en transporte y manipulación.</text:p>
        </text:list-item>
        <text:list-item>
          <text:p text:style-name="P17"><text:span text:style-name="Strong_20_Emphasis">Durabilidad y mantenimiento.</text:span><text:line-break/>Cuanto más duradero sea un material y menos mantenimiento requiera, menor será el impacto ambiental total.</text:p>
        </text:list-item>
        <text:list-item>
          <text:p text:style-name="P17"><text:span text:style-name="Strong_20_Emphasis">Reutilización y reciclabilidad.</text:span><text:line-break/>Los materiales que pueden reutilizarse o reciclarse fácilmente tienen una huella energética menor, al evitar la extracción y transformación de nuevas materias primas.</text:p>
        </text:list-item>
      </text:list>
      <text:p text:style-name="Text_20_body">Por tanto, los materiales más eficientes energéticamente son aquellos que:</text:p>
      <text:list text:style-name="L7">
        <text:list-item>
          <text:p text:style-name="P18">necesitan poca energía para producirse,</text:p>
        </text:list-item>
        <text:list-item>
          <text:p text:style-name="P18">ahorran energía durante su uso,</text:p>
        </text:list-item>
        <text:list-item>
          <text:p text:style-name="P18">son duraderos,</text:p>
        </text:list-item>
        <text:list-item>
          <text:p text:style-name="P18">y pueden reciclarse o reutilizarse con facilidad.</text:p>
        </text:list-item>
      </text:list>
      <text:p text:style-name="Text_20_body">Ejemplo: el acero y el aluminio reciclados, los bioplásticos o la madera certificada son materiales con buena eficiencia energética, ya que pueden reintroducirse en nuevos ciclos productivos sin perder sus propiedades.</text:p>
      <text:h text:style-name="Heading_20_2" text:outline-level="2"><text:bookmark-start text:name="__RefHeading___Toc425_628110257"/><text:span text:style-name="Strong_20_Emphasis">f) Economía circular</text:span><text:bookmark-end text:name="__RefHeading___Toc425_628110257"/></text:h>
      <text:p text:style-name="Text_20_body">El modelo económico tradicional de producción y consumo se basa en un ciclo lineal: <text:span text:style-name="Strong_20_Emphasis">extraer, fabricar, usar y desechar</text:span>. Este sistema conduce al agotamiento de recursos naturales y a la acumulación de residuos difíciles de gestionar.</text:p>
      <text:p text:style-name="Text_20_body">La <text:span text:style-name="Strong_20_Emphasis">economía circular</text:span> plantea un modelo alternativo inspirado en los ciclos naturales, donde los productos, componentes y materiales se mantienen el mayor tiempo posible en uso.<text:line-break/>El objetivo es <text:span text:style-name="Strong_20_Emphasis">cerrar el ciclo de vida</text:span> de los materiales y minimizar la generación de residuos.</text:p>
      <text:p text:style-name="Text_20_body">Principios básicos:</text:p>
      <text:list text:style-name="L8">
        <text:list-item>
          <text:p text:style-name="P19"><text:span text:style-name="Strong_20_Emphasis">Reducir:</text:span> minimizar el consumo de recursos y energía desde el diseño.</text:p>
        </text:list-item>
        <text:list-item>
          <text:p text:style-name="P19"><text:span text:style-name="Strong_20_Emphasis">Reutilizar:</text:span> alargar la vida útil de los productos y componentes.</text:p>
        </text:list-item>
        <text:list-item>
          <text:p text:style-name="P19"><text:span text:style-name="Strong_20_Emphasis">Reciclar:</text:span> reincorporar los materiales al proceso productivo.</text:p>
        </text:list-item>
      </text:list>
      <text:p text:style-name="Text_20_body"><text:soft-page-break/>Otros principios complementarios son la <text:span text:style-name="Strong_20_Emphasis">reparación</text:span>, la <text:span text:style-name="Strong_20_Emphasis">remanufactura</text:span> (reacondicionamiento de productos usados) y el <text:span text:style-name="Strong_20_Emphasis">diseño modular</text:span>, que facilita la sustitución de piezas sin desechar el conjunto.</text:p>
      <text:p text:style-name="Text_20_body">La economía circular se apoya en la innovación tecnológica, la digitalización y la responsabilidad del consumidor. Ejemplos de aplicación:</text:p>
      <text:list text:style-name="L9">
        <text:list-item>
          <text:p text:style-name="P20">Diseño de envases reciclables o biodegradables.</text:p>
        </text:list-item>
        <text:list-item>
          <text:p text:style-name="P20">Reutilización de materiales de construcción.</text:p>
        </text:list-item>
        <text:list-item>
          <text:p text:style-name="P20">Reciclaje de residuos electrónicos.</text:p>
        </text:list-item>
        <text:list-item>
          <text:p text:style-name="P20">Producción industrial con materiales secundarios.</text:p>
        </text:list-item>
      </text:list>
      <text:p text:style-name="Text_20_body">Este enfoque no solo reduce el impacto ambiental, sino que <text:span text:style-name="Strong_20_Emphasis">genera nuevas oportunidades económicas</text:span> mediante el aprovechamiento de recursos y la creación de empleos en sectores como el reciclaje, la reparación y la gestión de residuos.</text:p>
      <text:p text:style-name="Text_20_body">En definitiva, la economía circular convierte los residuos en recursos y transforma el modelo productivo hacia un sistema sostenible, equilibrando desarrollo económico, bienestar social y respeto ambiental.</text:p>
      <text:h text:style-name="Heading_20_1" text:outline-level="1"><text:span text:style-name="Strong_20_Emphasis"/></text:h>
      <text:h text:style-name="P7" text:outline-level="1"><text:bookmark-start text:name="__RefHeading___Toc427_628110257"/><text:span text:style-name="Strong_20_Emphasis">2.– GESTIÓN DE LOS RESIDUOS</text:span><text:bookmark-end text:name="__RefHeading___Toc427_628110257"/></text:h>
      <text:p text:style-name="Text_20_body">Uno de los mayores problemas de nuestra civilización es la enorme cantidad de residuos que genera. El ser humano ha roto el ciclo natural de reciclaje constante de los elementos al tomar materias primas de un lugar y trasladarlas a otro, transformándolas en productos sintéticos para los que no existen microorganismos capaces de descomponerlos.</text:p>
      <text:p text:style-name="Text_20_body">Las grandes concentraciones humanas producen toneladas de restos que, por su volumen y composición, no es posible devolver a la naturaleza. Este tipo de residuos se denominan <text:span text:style-name="Strong_20_Emphasis">residuos sólidos urbanos (RSU)</text:span>.</text:p>
      <text:p text:style-name="Text_20_body">Las actividades económicas producen otro tipo de residuos cuyo tratamiento o confinamiento resulta mucho más problemático que el de los RSU, ya que pueden causar daños graves al medio ambiente y a la salud de las personas. Se trata de los <text:span text:style-name="Strong_20_Emphasis">residuos tóxicos y peligrosos (RTP)</text:span>, procedentes de las actividades industriales, sanitarias y químicas.</text:p>
      <text:p text:style-name="Text_20_body">También existen residuos <text:span text:style-name="Strong_20_Emphasis">asimilables a los RSU</text:span>, como los de construcción o industriales inertes, que no son tóxicos ni peligrosos, pero que deben gestionarse adecuadamente por su volumen o por los materiales que contienen.</text:p>
      <text:h text:style-name="Heading_20_2" text:outline-level="2"><text:bookmark-start text:name="__RefHeading___Toc429_628110257"/><text:span text:style-name="Strong_20_Emphasis">a) Residuos sólidos urbanos (RSU)</text:span><text:bookmark-end text:name="__RefHeading___Toc429_628110257"/></text:h>
      <text:p text:style-name="Text_20_body">En las zonas urbanas se generan residuos de naturaleza muy diversa.<text:line-break/>Estos pueden clasificarse según varios criterios:</text:p>
      <text:list text:style-name="L10">
        <text:list-item>
          <text:p text:style-name="P21"><text:span text:style-name="Strong_20_Emphasis">Según su origen:</text:span> domésticos, industriales asimilables a urbanos, de construcción y demolición, y de servicios municipales.</text:p>
        </text:list-item>
        <text:list-item>
          <text:p text:style-name="P21"><text:span text:style-name="Strong_20_Emphasis">Según el tipo de material:</text:span> plásticos, metales, vidrio, papel y cartón, madera, materia orgánica, tierras o cenizas.</text:p>
        </text:list-item>
        <text:list-item>
          <text:p text:style-name="P21"><text:span text:style-name="Strong_20_Emphasis">Según sus propiedades:</text:span> fermentables, inertes, inflamables, tóxicos o corrosivos.</text:p>
        </text:list-item>
      </text:list>
      <text:p text:style-name="Text_20_body">El tratamiento de los RSU se lleva a cabo de diferentes maneras, dependiendo del tipo de residuo y de los medios disponibles en cada municipio o planta de tratamiento.</text:p>
      <text:p text:style-name="Text_20_body">Los métodos más comunes son los siguientes:</text:p>
      <text:h text:style-name="Heading_20_3" text:outline-level="3"><text:bookmark-start text:name="__RefHeading___Toc431_628110257"/><text:span text:style-name="Strong_20_Emphasis">a.1) Vertedero controlado</text:span><text:bookmark-end text:name="__RefHeading___Toc431_628110257"/></text:h>
      <text:p text:style-name="Text_20_body">Consiste en depositar los residuos en zonas adecuadas y controladas, con medidas de seguridad que eviten la contaminación del suelo, del aire y de las aguas subterráneas.<text:line-break/>Los vertederos modernos incorporan sistemas de impermeabilización mediante láminas de polietileno o arcilla, redes de drenaje de lixiviados y tubos de captación del biogás generado por la fermentación de la materia orgánica.</text:p>
      <text:p text:style-name="Text_20_body">El biogás, compuesto principalmente por metano y dióxido de carbono, puede aprovecharse como fuente energética, reduciendo así las emisiones de gases de efecto invernadero.</text:p>
      <text:h text:style-name="Heading_20_3" text:outline-level="3"><text:bookmark-start text:name="__RefHeading___Toc433_628110257"/><text:soft-page-break/><text:span text:style-name="Strong_20_Emphasis">a.2) Incineración</text:span><text:bookmark-end text:name="__RefHeading___Toc433_628110257"/></text:h>
      <text:p text:style-name="Text_20_body">Es la combustión controlada de los residuos a altas temperaturas (800–1200 °C) con el fin de reducir su volumen y aprovechar la energía calorífica liberada.<text:line-break/>Este proceso requiere un estricto control de emisiones, ya que puede liberar contaminantes como dioxinas o metales pesados.<text:line-break/>Las modernas plantas de incineración están equipadas con filtros electrostáticos y sistemas de depuración de gases que minimizan su impacto ambiental.</text:p>
      <text:p text:style-name="Text_20_body">La incineración tiene como ventajas la reducción de hasta un 90 % del volumen de residuos y la posibilidad de generar energía eléctrica o térmica (<text:span text:style-name="Emphasis">valorización energética</text:span>). Sin embargo, debe utilizarse solo para los residuos no reciclables o no reutilizables.</text:p>
      <text:h text:style-name="Heading_20_3" text:outline-level="3"><text:bookmark-start text:name="__RefHeading___Toc435_628110257"/><text:span text:style-name="Strong_20_Emphasis">a.3) Producción y aprovechamiento del metano (biogás)</text:span><text:bookmark-end text:name="__RefHeading___Toc435_628110257"/></text:h>
      <text:p text:style-name="Text_20_body">En los vertederos y en las plantas de tratamiento de residuos orgánicos, la descomposición anaerobia de la materia orgánica produce metano (CH₄), un gas con un gran poder calorífico.<text:line-break/>Si se recoge y depura adecuadamente, el biogás puede emplearse como fuente de energía renovable en calderas, generadores eléctricos o vehículos.</text:p>
      <text:p text:style-name="Text_20_body">El aprovechamiento del biogás permite reducir la emisión de metano a la atmósfera —gas con un potencial de calentamiento global 25 veces superior al del CO₂—, contribuyendo así a mitigar el cambio climático.</text:p>
      <text:h text:style-name="Heading_20_3" text:outline-level="3"><text:bookmark-start text:name="__RefHeading___Toc437_628110257"/><text:span text:style-name="Strong_20_Emphasis">a.4) Compostaje</text:span><text:bookmark-end text:name="__RefHeading___Toc437_628110257"/></text:h>
      <text:p text:style-name="Text_20_body">El <text:span text:style-name="Strong_20_Emphasis">compostaje</text:span> es un proceso biológico de descomposición controlada de los residuos orgánicos (restos de comida, hojas, ramas, podas, etc.) mediante la acción de microorganismos.<text:line-break/>El resultado es un material estabilizado llamado <text:span text:style-name="Strong_20_Emphasis">compost</text:span>, que puede utilizarse como abono natural o enmienda orgánica para mejorar la calidad del suelo.</text:p>
      <text:p text:style-name="Text_20_body">El compostaje es una de las técnicas más limpias y sostenibles de gestión de residuos, ya que transforma desechos biodegradables en un recurso útil, reduciendo la cantidad de residuos enviados al vertedero.</text:p>
      <text:h text:style-name="Heading_20_3" text:outline-level="3"><text:bookmark-start text:name="__RefHeading___Toc439_628110257"/><text:span text:style-name="Strong_20_Emphasis">a.5) Técnicas de separación y clasificación</text:span><text:bookmark-end text:name="__RefHeading___Toc439_628110257"/></text:h>
      <text:p text:style-name="Text_20_body">Antes de proceder al tratamiento final, los residuos deben separarse según su naturaleza para facilitar el reciclaje y la valorización.<text:line-break/>Este proceso puede realizarse:</text:p>
      <text:list text:style-name="L11">
        <text:list-item>
          <text:p text:style-name="P22"><text:span text:style-name="Strong_20_Emphasis">En origen</text:span>, mediante la separación doméstica (contenedores azul, amarillo, verde y marrón).</text:p>
        </text:list-item>
        <text:list-item>
          <text:p text:style-name="P22"><text:span text:style-name="Strong_20_Emphasis">En plantas de clasificación</text:span>, donde se utilizan cintas transportadoras, separadores magnéticos (para metales), separadores ópticos (para plásticos) y clasificadores de aire (para materiales ligeros).</text:p>
        </text:list-item>
      </text:list>
      <text:p text:style-name="Text_20_body">Una buena separación es esencial para aumentar el rendimiento del reciclaje y disminuir el coste de tratamiento posterior.</text:p>
      <text:h text:style-name="Heading_20_3" text:outline-level="3"><text:bookmark-start text:name="__RefHeading___Toc441_628110257"/><text:soft-page-break/><text:span text:style-name="Strong_20_Emphasis">a.6) Reciclaje</text:span><text:bookmark-end text:name="__RefHeading___Toc441_628110257"/></text:h>
      <text:p text:style-name="Text_20_body">El <text:span text:style-name="Strong_20_Emphasis">reciclaje</text:span> consiste en recuperar materiales de los residuos para incorporarlos de nuevo a los procesos productivos, reduciendo el consumo de recursos naturales y energía.<text:line-break/>Ejemplos comunes son el reciclaje de papel y cartón, vidrio, plásticos, metales o textiles.</text:p>
      <text:p text:style-name="Text_20_body">El reciclaje no solo disminuye la cantidad de residuos, sino que genera empleo y fomenta la <text:span text:style-name="Strong_20_Emphasis">economía circular</text:span>, al transformar los desechos en materias primas secundarias.</text:p>
      <text:h text:style-name="Heading_20_2" text:outline-level="2"><text:bookmark-start text:name="__RefHeading___Toc443_628110257"/><text:span text:style-name="Strong_20_Emphasis">b) Residuos tóxicos y peligrosos (RTP)</text:span><text:bookmark-end text:name="__RefHeading___Toc443_628110257"/></text:h>
      <text:p text:style-name="Text_20_body">Los <text:span text:style-name="Strong_20_Emphasis">residuos tóxicos y peligrosos</text:span> son aquellos que pueden causar daños a la salud humana o al medio ambiente, incluso en pequeñas cantidades.<text:line-break/>Proceden de industrias químicas, hospitales, laboratorios, talleres, explotaciones agrícolas o mineras.</text:p>
      <text:p text:style-name="Text_20_body">Algunos ejemplos de residuos peligrosos son: disolventes, aceites usados, pilas, baterías, medicamentos caducados, pesticidas, pinturas, metales pesados o materiales con amianto.</text:p>
      <text:p text:style-name="Text_20_body">Su gestión debe realizarse bajo condiciones muy controladas, siguiendo la legislación vigente y con empresas especializadas.</text:p>
      <text:p text:style-name="Text_20_body">Los métodos principales de tratamiento de los RTP son:</text:p>
      <text:list text:style-name="L12">
        <text:list-item>
          <text:p text:style-name="P23"><text:span text:style-name="Strong_20_Emphasis">Incineración a alta temperatura:</text:span><text:line-break/>Se realiza en hornos especiales que alcanzan más de 1000 °C, destruyendo compuestos tóxicos y reduciendo la peligrosidad del residuo. Los gases generados se purifican mediante filtros y catalizadores.</text:p>
        </text:list-item>
        <text:list-item>
          <text:p text:style-name="P23"><text:span text:style-name="Strong_20_Emphasis">Tratamiento físico-químico:</text:span><text:line-break/>Incluye procesos de neutralización, precipitación, solidificación o encapsulado para reducir la toxicidad y movilidad de los residuos.</text:p>
        </text:list-item>
        <text:list-item>
          <text:p text:style-name="P23"><text:span text:style-name="Strong_20_Emphasis">Depósitos de seguridad:</text:span><text:line-break/>Son instalaciones diseñadas con múltiples capas impermeables, sistemas de drenaje y control ambiental, destinadas a almacenar residuos que no pueden eliminarse de otra manera.</text:p>
        </text:list-item>
        <text:list-item>
          <text:p text:style-name="P23"><text:span text:style-name="Strong_20_Emphasis">Gestión de aceites usados y residuos peligrosos líquidos:</text:span><text:line-break/>Los aceites usados se recogen, filtran y regeneran para su posterior reutilización o aprovechamiento energético, siempre bajo estrictos controles de emisiones.</text:p>
        </text:list-item>
      </text:list>
      <text:h text:style-name="Heading_20_2" text:outline-level="2"><text:bookmark-start text:name="__RefHeading___Toc445_628110257"/><text:span text:style-name="Strong_20_Emphasis">c) Jerarquía europea de gestión de residuos</text:span><text:bookmark-end text:name="__RefHeading___Toc445_628110257"/></text:h>
      <text:p text:style-name="Text_20_body">La <text:span text:style-name="Strong_20_Emphasis">normativa europea</text:span> sobre gestión de residuos (Directiva 2008/98/CE) establece una <text:span text:style-name="Strong_20_Emphasis">jerarquía de prioridades</text:span> que determina el orden de actuación más sostenible:</text:p>
      <text:list text:style-name="L13">
        <text:list-item>
          <text:p text:style-name="P24"><text:span text:style-name="Strong_20_Emphasis">Prevención o reducción:</text:span> evitar la generación de residuos en el origen.</text:p>
        </text:list-item>
        <text:list-item>
          <text:p text:style-name="P24"><text:span text:style-name="Strong_20_Emphasis">Preparación para la reutilización:</text:span> dar un nuevo uso al producto o componente sin necesidad de reciclarlo.</text:p>
        </text:list-item>
        <text:list-item>
          <text:p text:style-name="P24"><text:soft-page-break/><text:span text:style-name="Strong_20_Emphasis">Reciclaje:</text:span> recuperar materiales para fabricar nuevos productos.</text:p>
        </text:list-item>
        <text:list-item>
          <text:p text:style-name="P24"><text:span text:style-name="Strong_20_Emphasis">Valorización energética:</text:span> aprovechar el poder calorífico de los residuos para producir energía.</text:p>
        </text:list-item>
        <text:list-item>
          <text:p text:style-name="P24"><text:span text:style-name="Strong_20_Emphasis">Eliminación final:</text:span> vertido o confinamiento seguro de los residuos no recuperables.</text:p>
        </text:list-item>
      </text:list>
      <text:p text:style-name="Text_20_body">El objetivo de esta jerarquía es que la <text:span text:style-name="Strong_20_Emphasis">eliminación sea la última opción</text:span>, priorizando la prevención, la reutilización y el reciclaje como vías principales de gestión.</text:p>
      <text:h text:style-name="Heading_20_2" text:outline-level="2"><text:bookmark-start text:name="__RefHeading___Toc447_628110257"/><text:span text:style-name="Strong_20_Emphasis">d) Importancia de la gestión responsable</text:span><text:bookmark-end text:name="__RefHeading___Toc447_628110257"/></text:h>
      <text:p text:style-name="Text_20_body">La gestión sostenible de los residuos no depende únicamente de las empresas o las administraciones, sino también de la participación ciudadana.<text:line-break/>Separar correctamente los residuos, reducir el consumo innecesario y apostar por productos duraderos o reciclables son hábitos esenciales para proteger el entorno.</text:p>
      <text:p text:style-name="Text_20_body">Un sistema eficiente de gestión de residuos contribuye a:</text:p>
      <text:list text:style-name="L14">
        <text:list-item>
          <text:p text:style-name="P25">Disminuir el impacto ambiental.</text:p>
        </text:list-item>
        <text:list-item>
          <text:p text:style-name="P25">Reducir el consumo de materias primas y energía.</text:p>
        </text:list-item>
        <text:list-item>
          <text:p text:style-name="P25">Evitar la contaminación del suelo, agua y aire.</text:p>
        </text:list-item>
        <text:list-item>
          <text:p text:style-name="P25">Crear nuevos empleos vinculados a la economía circular.</text:p>
        </text:list-item>
      </text:list>
      <text:h text:style-name="Heading_20_1" text:outline-level="1"><text:span text:style-name="Strong_20_Emphasis"/></text:h>
      <text:h text:style-name="P7" text:outline-level="1"><text:bookmark-start text:name="__RefHeading___Toc449_628110257"/><text:span text:style-name="Strong_20_Emphasis"><text:span text:style-name="T6">3.-</text:span></text:span><text:span text:style-name="Strong_20_Emphasis"> EVALUACIÓN DEL IMPACTO AMBIENTAL</text:span><text:bookmark-end text:name="__RefHeading___Toc449_628110257"/></text:h>
      <text:p text:style-name="Text_20_body">El <text:span text:style-name="Strong_20_Emphasis">impacto ambiental</text:span> es cualquier alteración del medio natural provocada por la actividad humana, ya sea directa o indirecta.<text:line-break/>Puede manifestarse en la contaminación del agua, el aire o el suelo, en la degradación del paisaje o en la pérdida de biodiversidad.</text:p>
      <text:p text:style-name="Text_20_body">La <text:span text:style-name="Strong_20_Emphasis">Evaluación del Impacto Ambiental (EIA)</text:span> es un procedimiento técnico y administrativo destinado a identificar, prevenir, valorar y corregir los efectos negativos que un proyecto o actividad puede tener sobre el medio ambiente antes de que se lleve a cabo.<text:line-break/>Su finalidad es garantizar que el desarrollo económico sea compatible con la conservación del entorno y el bienestar social.</text:p>
      <text:h text:style-name="Heading_20_2" text:outline-level="2"><text:bookmark-start text:name="__RefHeading___Toc451_628110257"/><text:span text:style-name="Strong_20_Emphasis">a) Objetivos y principios</text:span><text:bookmark-end text:name="__RefHeading___Toc451_628110257"/></text:h>
      <text:p text:style-name="Text_20_body">El principal objetivo de la evaluación ambiental es <text:span text:style-name="Strong_20_Emphasis">prevenir los impactos antes de que ocurran</text:span>, integrando las consideraciones ambientales en la planificación de los proyectos.<text:line-break/>No se trata de impedir el desarrollo, sino de asegurarse de que se realice de forma sostenible.</text:p>
      <text:p text:style-name="Text_20_body">Los principios básicos que rigen la Evaluación de Impacto Ambiental son:</text:p>
      <text:list text:style-name="L15">
        <text:list-item>
          <text:p text:style-name="P26"><text:span text:style-name="Strong_20_Emphasis">Prevención:</text:span> actuar antes de que se produzca el daño.</text:p>
        </text:list-item>
        <text:list-item>
          <text:p text:style-name="P26"><text:span text:style-name="Strong_20_Emphasis">Integración:</text:span> incluir los aspectos ambientales desde la fase de planificación.</text:p>
        </text:list-item>
        <text:list-item>
          <text:p text:style-name="P26"><text:span text:style-name="Strong_20_Emphasis">Transparencia:</text:span> participación pública en el proceso.</text:p>
        </text:list-item>
        <text:list-item>
          <text:p text:style-name="P26"><text:span text:style-name="Strong_20_Emphasis">Responsabilidad:</text:span> que el promotor del proyecto asuma los costes derivados del impacto ambiental (<text:span text:style-name="Emphasis">principio de “quien contamina, paga”</text:span>).</text:p>
        </text:list-item>
      </text:list>
      <text:p text:style-name="Text_20_body">La legislación española, adaptada a la normativa europea, regula este procedimiento a través de la <text:span text:style-name="Strong_20_Emphasis">Ley 21/2013, de Evaluación Ambiental</text:span>, que establece los proyectos que deben someterse obligatoriamente a este estudio (autovías, presas, industrias, vertederos, centrales energéticas, etc.).</text:p>
      <text:h text:style-name="Heading_20_2" text:outline-level="2"><text:bookmark-start text:name="__RefHeading___Toc453_628110257"/><text:span text:style-name="Strong_20_Emphasis">b) Fases del proceso de Evaluación del Impacto Ambiental</text:span><text:bookmark-end text:name="__RefHeading___Toc453_628110257"/></text:h>
      <text:p text:style-name="Text_20_body">El procedimiento de Evaluación del Impacto Ambiental (EIA) se desarrolla a lo largo de varias fases que permiten estudiar el proyecto, prever sus consecuencias y proponer medidas para reducir los efectos negativos.</text:p>
      <text:h text:style-name="Heading_20_3" text:outline-level="3"><text:bookmark-start text:name="__RefHeading___Toc455_628110257"/><text:span text:style-name="Strong_20_Emphasis">1. Elaboración del Estudio de Impacto Ambiental (EsIA)</text:span><text:bookmark-end text:name="__RefHeading___Toc455_628110257"/></text:h>
      <text:p text:style-name="Text_20_body">El promotor del proyecto debe elaborar un documento técnico detallado que describa las características del proyecto, su localización, los recursos que utilizará y los posibles impactos sobre el entorno.</text:p>
      <text:p text:style-name="Text_20_body">El estudio incluye:</text:p>
      <text:list text:style-name="L16">
        <text:list-item>
          <text:p text:style-name="P27">Descripción completa del proyecto y sus alternativas.</text:p>
        </text:list-item>
        <text:list-item>
          <text:p text:style-name="P27">Análisis del medio físico, biológico y socioeconómico afectado.</text:p>
        </text:list-item>
        <text:list-item>
          <text:p text:style-name="P27"><text:soft-page-break/>Identificación, predicción y valoración de los impactos ambientales.</text:p>
        </text:list-item>
        <text:list-item>
          <text:p text:style-name="P27">Propuesta de medidas preventivas, correctoras y compensatorias.</text:p>
        </text:list-item>
        <text:list-item>
          <text:p text:style-name="P27">Programa de vigilancia ambiental y seguimiento.</text:p>
        </text:list-item>
      </text:list>
      <text:p text:style-name="Text_20_body">El estudio debe basarse en datos fiables y verificables, obtenidos mediante muestreos, modelizaciones o simulaciones.</text:p>
      <text:h text:style-name="Heading_20_3" text:outline-level="3"><text:bookmark-start text:name="__RefHeading___Toc457_628110257"/><text:span text:style-name="Strong_20_Emphasis">2. Información pública y consultas</text:span><text:bookmark-end text:name="__RefHeading___Toc457_628110257"/></text:h>
      <text:p text:style-name="Text_20_body">Una vez elaborado el Estudio de Impacto Ambiental, se somete a un proceso de información pública para que cualquier ciudadano, entidad o administración pueda formular observaciones o alegaciones.</text:p>
      <text:p text:style-name="Text_20_body">Durante esta fase, la administración ambiental realiza también consultas a organismos científicos, técnicos y de gestión territorial, con el fin de valorar la coherencia del proyecto con los planes de ordenación y sostenibilidad.</text:p>
      <text:p text:style-name="Text_20_body">La participación ciudadana es esencial, ya que permite mejorar la transparencia y detectar posibles efectos no previstos.</text:p>
      <text:h text:style-name="Heading_20_3" text:outline-level="3"><text:bookmark-start text:name="__RefHeading___Toc459_628110257"/><text:span text:style-name="Strong_20_Emphasis">3. Declaración de Impacto Ambiental (DIA)</text:span><text:bookmark-end text:name="__RefHeading___Toc459_628110257"/></text:h>
      <text:p text:style-name="Text_20_body">Tras analizar el Estudio y las observaciones recibidas, la administración competente formula la <text:span text:style-name="Strong_20_Emphasis">Declaración de Impacto Ambiental (DIA)</text:span>, que es un documento público en el que se determina si el proyecto es <text:span text:style-name="Strong_20_Emphasis">ambientalmente viable</text:span>, y en qué condiciones puede ejecutarse.</text:p>
      <text:p text:style-name="Text_20_body">La DIA puede tener tres resultados posibles:</text:p>
      <text:list text:style-name="L17">
        <text:list-item>
          <text:p text:style-name="P28"><text:span text:style-name="Strong_20_Emphasis">Favorable:</text:span> el proyecto se aprueba tal como está, cumpliendo las medidas exigidas.</text:p>
        </text:list-item>
        <text:list-item>
          <text:p text:style-name="P28"><text:span text:style-name="Strong_20_Emphasis">Condicionada:</text:span> se autoriza con modificaciones o nuevas medidas de corrección.</text:p>
        </text:list-item>
        <text:list-item>
          <text:p text:style-name="P28"><text:span text:style-name="Strong_20_Emphasis">Desfavorable:</text:span> se rechaza por considerarse ambientalmente inaceptable.</text:p>
        </text:list-item>
      </text:list>
      <text:p text:style-name="Text_20_body">La Declaración de Impacto Ambiental es de obligado cumplimiento para el promotor del proyecto y debe incorporarse al expediente administrativo antes de su autorización.</text:p>
      <text:h text:style-name="Heading_20_2" text:outline-level="2"><text:bookmark-start text:name="__RefHeading___Toc461_628110257"/><text:span text:style-name="Strong_20_Emphasis">c) Medidas preventivas, correctoras y compensatorias</text:span><text:bookmark-end text:name="__RefHeading___Toc461_628110257"/></text:h>
      <text:p text:style-name="Text_20_body">El Estudio de Impacto Ambiental debe incluir una serie de medidas destinadas a evitar, reducir o compensar los efectos negativos detectados.</text:p>
      <text:list text:style-name="L18">
        <text:list-item>
          <text:p text:style-name="P29"><text:span text:style-name="Strong_20_Emphasis">Medidas preventivas:</text:span> se aplican antes de que se produzca el daño, con el objetivo de evitar el impacto.<text:line-break/>Ejemplo: diseñar un trazado alternativo para una carretera que evite un área protegida, instalar filtros de partículas o pantallas acústicas.</text:p>
        </text:list-item>
        <text:list-item>
          <text:p text:style-name="P29"><text:span text:style-name="Strong_20_Emphasis">Medidas correctoras:</text:span> se aplican cuando el daño es inevitable, con el fin de minimizar su intensidad o extensión.<text:line-break/>Ejemplo: restaurar taludes, revegetar zonas afectadas o impermeabilizar suelos para evitar filtraciones.</text:p>
        </text:list-item>
        <text:list-item>
          <text:p text:style-name="P29"><text:soft-page-break/><text:span text:style-name="Strong_20_Emphasis">Medidas compensatorias:</text:span> se adoptan cuando el impacto no puede evitarse ni corregirse totalmente, para compensar el perjuicio ambiental.<text:line-break/>Ejemplo: repoblar con especies autóctonas otra zona similar o financiar la conservación de un espacio natural afectado.</text:p>
        </text:list-item>
      </text:list>
      <text:p text:style-name="Text_20_body">Además, debe incluirse un <text:span text:style-name="Strong_20_Emphasis">programa de vigilancia ambiental</text:span>, que garantice el cumplimiento de las medidas adoptadas y la supervisión de los resultados durante la construcción, explotación y cierre del proyecto.</text:p>
      <text:h text:style-name="Heading_20_2" text:outline-level="2"><text:bookmark-start text:name="__RefHeading___Toc463_628110257"/><text:span text:style-name="Strong_20_Emphasis">d) Importancia de la Evaluación Ambiental</text:span><text:bookmark-end text:name="__RefHeading___Toc463_628110257"/></text:h>
      <text:p text:style-name="Text_20_body">La Evaluación del Impacto Ambiental constituye una herramienta esencial de la política ambiental moderna.<text:line-break/>Permite anticipar los efectos de los proyectos sobre el entorno y tomar decisiones informadas que equilibren el desarrollo económico y la protección del medio natural.</text:p>
      <text:p text:style-name="Text_20_body">Gracias a la aplicación de este procedimiento:</text:p>
      <text:list text:style-name="L19">
        <text:list-item>
          <text:p text:style-name="P30">Se minimizan los impactos negativos antes de ejecutar las obras.</text:p>
        </text:list-item>
        <text:list-item>
          <text:p text:style-name="P30">Se fomenta la transparencia y la participación ciudadana.</text:p>
        </text:list-item>
        <text:list-item>
          <text:p text:style-name="P30">Se promueve el uso racional de los recursos naturales.</text:p>
        </text:list-item>
        <text:list-item>
          <text:p text:style-name="P30">Se mejora la planificación territorial y la sostenibilidad global de las actividades humanas.</text:p>
        </text:list-item>
      </text:list>
      <text:p text:style-name="Text_20_body">En definitiva, la Evaluación de Impacto Ambiental es una garantía para el futuro: asegura que el progreso tecnológico y económico se desarrolle respetando los límites ecológicos del planeta y el bienestar de las generaciones presentes y futur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16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5T10:03:15.534746700</meta:creation-date>
    <dc:date>2025-10-25T10:50:31.221351132</dc:date>
    <meta:editing-duration>PT43M46S</meta:editing-duration>
    <meta:editing-cycles>4</meta:editing-cycles>
    <meta:generator>LibreOffice/7.4.7.2$Linux_X86_64 LibreOffice_project/40$Build-2</meta:generator>
    <meta:document-statistic meta:table-count="0" meta:image-count="1" meta:object-count="0" meta:page-count="13" meta:paragraph-count="209" meta:word-count="3736" meta:character-count="25317" meta:non-whitespace-character-count="21873"/>
  </office:meta>
</office:document-meta>
</file>